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799in" table:align="right"/>
    </style:style>
    <style:style style:name="Table1.A" style:family="table-column">
      <style:table-column-properties style:column-width="1.3361in"/>
    </style:style>
    <style:style style:name="Table1.B" style:family="table-column">
      <style:table-column-properties style:column-width="0.791in"/>
    </style:style>
    <style:style style:name="Table1.C" style:family="table-column">
      <style:table-column-properties style:column-width="1.491in"/>
    </style:style>
    <style:style style:name="Table1.D" style:family="table-column">
      <style:table-column-properties style:column-width="1.4306in"/>
    </style:style>
    <style:style style:name="Table1.E" style:family="table-column">
      <style:table-column-properties style:column-width="1.4313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E1" style:family="table-cell">
      <style:table-cell-properties style:vertical-align="middle"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4925in" fo:margin-right="0in" fo:text-indent="0in" style:auto-text-indent="false"/>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paragraph-properties fo:margin-top="0in" fo:margin-bottom="0.1965in"/>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text-indent="0in" style:auto-text-indent="false"/>
    </style:style>
    <style:style style:name="P11" style:family="paragraph" style:parent-style-name="Source_20_Block" style:list-style-name="L6"/>
    <style:style style:name="P12" style:family="paragraph" style:parent-style-name="Source_20_Block" style:list-style-name="L6"/>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7"/>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9"/>
    <style:style style:name="P42" style:family="paragraph" style:parent-style-name="Standard" style:list-style-name="L9"/>
    <style:style style:name="T1" style:family="text">
      <style:text-properties style:text-underline-style="solid" style:text-underline-width="auto" style:text-underline-color="#666666" fo:background-color="#e6e6e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rnationalizing WordPress Plugin</text:p>
      <text:p text:style-name="Subtitle">Version 0.1 (2007-11-05)</text:p>
      <text:p text:style-name="Preformatted_20_Text"/>
      <text:p text:style-name="Preformatted_20_Text"><text:s text:c="2"/>Copyright (c) <text:s/>2007 <text:s/>Yu-Jie Lin.</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4"><text:s text:c="2"/>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2</text:p>
          <text:p text:style-name="P5">Terms Used<text:tab/>2</text:p>
          <text:p text:style-name="P5">i18n support from WordPress for plugin developers<text:tab/>4</text:p>
          <text:p text:style-name="P5">Internationalization of OTD<text:tab/>5</text:p>
          <text:p text:style-name="P3">Environment<text:tab/>5</text:p>
          <text:p text:style-name="P2">System and softwares<text:tab/>5</text:p>
          <text:p text:style-name="P2">Files and directory structure<text:tab/>5</text:p>
          <text:p text:style-name="P2">Tool script – bmgc<text:tab/>5</text:p>
          <text:p text:style-name="P5">Internationalizing<text:tab/>6</text:p>
          <text:p text:style-name="P3">Deciding a DOMAIN for you plugin.<text:tab/>6</text:p>
          <text:p text:style-name="P2">Limitations<text:tab/>6</text:p>
          <text:p text:style-name="P2">How to choose?<text:tab/>6</text:p>
          <text:p text:style-name="P3">Deciding the path to .mo files<text:tab/>6</text:p>
          <text:p text:style-name="P3">Preparing the source<text:tab/>7</text:p>
          <text:p text:style-name="P2">Step 1 Cooperating with WordPress<text:tab/>7</text:p>
          <text:p text:style-name="P2">Step 2 Warping messages with __ or _e<text:tab/>7</text:p>
          <text:p text:style-name="P2">Step 3 Generate .pot<text:tab/>7</text:p>
          <text:p text:style-name="P2">Step 4 Verifying translators' .po<text:tab/>8</text:p>
          <text:p text:style-name="P2">Step 5 Fixing bugs from localization<text:tab/>8</text:p>
          <text:p text:style-name="P5">Localizing<text:tab/>8</text:p>
          <text:p text:style-name="P3">Deciding the locale name<text:tab/>8</text:p>
          <text:p text:style-name="P3">Steps<text:tab/>8</text:p>
          <text:p text:style-name="P2">Step 1 Setting up your environment for translating<text:tab/>8</text:p>
          <text:p text:style-name="P2">Step 2 Generating .pot<text:tab/>8</text:p>
          <text:p text:style-name="P2">Step 3 Preparing DOMAIN-locale.po<text:tab/>9</text:p>
          <text:p text:style-name="P2">Step 4 Translating<text:tab/>9</text:p>
          <text:p text:style-name="P2">Step 5. Generating .mo and Testing<text:tab/>9</text:p>
          <text:p text:style-name="P2">Step 6. Updating message catalog<text:tab/>9</text:p>
        </text:index-body>
      </text:table-of-content>
      <text:h text:style-name="Heading_20_2" text:outline-level="2"/>
      <text:h text:style-name="P6" text:outline-level="2">Introduction</text:h>
      <text:p text:style-name="Standard">Internationalization of software is important stage whether or not a software is mature enough. Not long ago, I decided to internationalize my WordPress plugin, <text:a xlink:type="simple" xlink:href="http://code.google.com/p/llbbsc/wiki/OnThisDayWPPlugin">On This Day (OTD)</text:a>. I will show you how I planned and made it happening. Since I had given up Windows, therefore this time I only use tools on Linux. The last time, I did for a Python program. That program runs on Windows, so I used the popular tool, <text:a xlink:type="simple" xlink:href="http://www.poedit.net/">poEdit</text:a>. poEdit is quite great tool. It can update your message catalog directly from source or from an updated PO template. It is available on many operating systems, however it crashes on my Fedora 7. I don't know why and I don't know how to fix it, nevertheless the crash is a good thing for me. I have to learn using CLI tools to do localization for OTD.</text:p>
      <text:p text:style-name="Standard"/>
      <text:p text:style-name="Standard">All the works in this article can be done by using poEdit, but I won't mention how to do with it in this article. This article only focuses on how to have translations for WordPress plugin.</text:p>
      <text:h text:style-name="Heading_20_2" text:outline-level="2">Terms Used</text:h>
      <text:p text:style-name="Standard">I will use the following terms throughout this article and here are my explanations for them. I may have unclear thoughts about them, please feel free to correct me.</text:p>
      <text:p text:style-name="Standard"/>
      <text:p text:style-name="Standard"><text:span text:style-name="Definition">developer</text:span></text:p>
      <text:p text:style-name="P1">In this article, this represents the plugin's developer.</text:p>
      <text:p text:style-name="P10"/>
      <text:p text:style-name="Standard"><text:span text:style-name="Definition">translator</text:span></text:p>
      <text:p text:style-name="P1">In this article, this represents the plugin's translator.</text:p>
      <text:p text:style-name="P1"><text:span text:style-name="Definition"><text:span text:style-name="T3"/></text:span></text:p>
      <text:p text:style-name="Standard"><text:span text:style-name="Definition">i18n (Internationalization)</text:span></text:p>
      <text:p text:style-name="P1">The process of enabling softwares having capabilities to have translations, to show currency in different units, to show local date and time, etc. This is developers' task.</text:p>
      <text:p text:style-name="P1"/>
      <text:p text:style-name="Standard"><text:span text:style-name="Definition">l10n (Localization)</text:span></text:p>
      <text:p text:style-name="P1">Using the efforts above to do translating, to switch to another unit, etc. This usually translators' task.</text:p>
      <text:p text:style-name="P1"/>
      <text:p text:style-name="Standard"><text:a xlink:type="simple" xlink:href="http://www.gnu.org/software/gettext/"><text:span text:style-name="Definition">gettext</text:span></text:a></text:p>
      <text:p text:style-name="P1">A GNU tool for translation. Also the function for getting a translated message.</text:p>
      <text:p text:style-name="P1"><text:span text:style-name="Definition"><text:span text:style-name="T3"/></text:span></text:p>
      <text:p text:style-name="Standard"><text:span text:style-name="Definition">locale</text:span></text:p>
      <text:p text:style-name="P1">A name represents adoptions of a language, a unit, a date format, etc. This name can be a language name, a language name plus a country name or a location name.</text:p>
      <text:p text:style-name="P1"><text:span text:style-name="Definition"><text:span text:style-name="T3"/></text:span></text:p>
      <text:p text:style-name="Standard"><text:span text:style-name="Definition">textdomain, package</text:span></text:p>
      <text:p text:style-name="P1">This is nothing to do with locale. If your systems has many sub-systems, says libraries or like plugins in WordPress. You don't want to put all informations in one place, that would be messy. So you need to separate them into a small pieces, each one has own place to store its information. textdomain is like namespace. In WordPress, WordPress core has its own textdomain, so should plugins. The name of the textdomain usually is the same as the name of package.</text:p>
      <text:p text:style-name="P10"><text:span text:style-name="Definition"><text:span text:style-name="T3"/></text:span></text:p>
      <text:p text:style-name="P10"><text:soft-page-break/><text:span text:style-name="Definition"><text:span text:style-name="T4">original message</text:span></text:span></text:p>
      <text:p text:style-name="P1">The plain message in default locale of package.</text:p>
      <text:p text:style-name="P10"><text:span text:style-name="Definition"><text:span text:style-name="T3"/></text:span></text:p>
      <text:p text:style-name="Standard"><text:span text:style-name="Definition">msgid</text:span></text:p>
      <text:p text:style-name="P1">Usually it is same as original message. However, we should keep in mind: since it is called <text:span text:style-name="Inline_20_mono">msg</text:span><text:span text:style-name="Inline_20_mono"><text:span text:style-name="T2">id</text:span></text:span>, that means it is an index for messages; therefore that could be just a <text:span text:style-name="T2">id</text:span> not a message.</text:p>
      <text:p text:style-name="Standard"/>
      <text:p text:style-name="P1">Here is a quick explanation:</text:p>
      <text:p text:style-name="P1">For printing out a date in different places of UI. Sometimes we may have lager space for such “August 23rd, 2007”, sometimes we don't have. We can have only “2007-08-23”. Therefore they are different date forma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Original output</text:p>
          </table:table-cell>
          <table:table-cell table:style-name="Table1.A1" office:value-type="string">
            <text:p text:style-name="P7">Original</text:p>
            <text:p text:style-name="P7"><text:span text:style-name="Inline_20_mono">msgid</text:span></text:p>
          </table:table-cell>
          <table:table-cell table:style-name="Table1.A1" office:value-type="string">
            <text:p text:style-name="P7">Adjusted</text:p>
            <text:p text:style-name="P7"><text:span text:style-name="Inline_20_mono">msgid</text:span></text:p>
          </table:table-cell>
          <table:table-cell table:style-name="Table1.A1" office:value-type="string">
            <text:p text:style-name="P7">Translated <text:span text:style-name="Inline_20_mono">msgstr</text:span></text:p>
            <text:p text:style-name="P7">(en_US)</text:p>
          </table:table-cell>
          <table:table-cell table:style-name="Table1.E1" office:value-type="string">
            <text:p text:style-name="P7">Translated <text:span text:style-name="Inline_20_mono">msgstr</text:span></text:p>
            <text:p text:style-name="P7">(zh_TW)</text:p>
          </table:table-cell>
        </table:table-row>
        <table:table-row>
          <table:table-cell table:style-name="Table1.A2" office:value-type="string">
            <text:p text:style-name="P8">August 23rd, 2007</text:p>
          </table:table-cell>
          <table:table-cell table:style-name="Table1.A2" office:value-type="string">
            <text:p text:style-name="P7"><text:span text:style-name="Inline_20_Source">F jS, Y</text:span></text:p>
          </table:table-cell>
          <table:table-cell table:style-name="Table1.A2" office:value-type="string">
            <text:p text:style-name="P7"><text:span text:style-name="Inline_20_Source">long-date-fmt</text:span></text:p>
          </table:table-cell>
          <table:table-cell table:style-name="Table1.A2" office:value-type="string">
            <text:p text:style-name="P7"><text:span text:style-name="Inline_20_Source">F jS, Y</text:span></text:p>
          </table:table-cell>
          <table:table-cell table:style-name="Table1.E2" office:value-type="string">
            <text:p text:style-name="P7"><text:span text:style-name="Inline_20_Source">Y年n月j日</text:span></text:p>
          </table:table-cell>
        </table:table-row>
        <table:table-row>
          <table:table-cell table:style-name="Table1.A2" office:value-type="string">
            <text:p text:style-name="P8">2007-08-23</text:p>
          </table:table-cell>
          <table:table-cell table:style-name="Table1.A2" office:value-type="string">
            <text:p text:style-name="P7"><text:span text:style-name="Inline_20_Source">Y-m-d</text:span></text:p>
          </table:table-cell>
          <table:table-cell table:style-name="Table1.A2" office:value-type="string">
            <text:p text:style-name="P7"><text:span text:style-name="Inline_20_Source">short-date-fmt</text:span></text:p>
          </table:table-cell>
          <table:table-cell table:style-name="Table1.A2" office:value-type="string">
            <text:p text:style-name="P7"><text:span text:style-name="Inline_20_Source">Y-m-d</text:span></text:p>
          </table:table-cell>
          <table:table-cell table:style-name="Table1.E2" office:value-type="string">
            <text:p text:style-name="P7"><text:span text:style-name="Inline_20_Source">Y-m-d</text:span></text:p>
          </table:table-cell>
        </table:table-row>
      </table:table>
      <text:p text:style-name="P9">PHP <text:span text:style-name="Inline_20_Source">date()</text:span> format</text:p>
      <text:p text:style-name="Standard"/>
      <text:p text:style-name="P1">This example also tells us, always should create an locale for original language. There is another hidden point here: what if gettext fail to be initialized? Normally, this would not be a problem if <text:span text:style-name="Inline_20_mono">msgid</text:span> is also the message; but it is a problem now, since <text:span text:style-name="Inline_20_mono">msgid</text:span> is an <text:span text:style-name="Inline_20_mono">ID</text:span> only. The solution is a gettext function with a failback option.</text:p>
      <text:p text:style-name="Standard"/>
      <text:p text:style-name="Source_20_Block">function ___($msgid, $domain, $failback) { </text:p>
      <text:p text:style-name="Source_20_Block"><text:s text:c="4"/>$translated = __($msgid, $domain); </text:p>
      <text:p text:style-name="Source_20_Block"><text:s text:c="4"/>return ($translated == $msgid) ? $failBack : $translated; </text:p>
      <text:p text:style-name="Source_20_Block"><text:s text:c="4"/>} </text:p>
      <text:p text:style-name="Standard"/>
      <text:p text:style-name="P1">How it works? It is simple. When the gettext function returns a translated message which is the same as <text:span text:style-name="Inline_20_Source">$msgid</text:span>, this version of gettext function will return <text:span text:style-name="Inline_20_Source">$failBack</text:span>. Some people would be prefer to call it <text:span text:style-name="Inline_20_Source">$default</text:span>.</text:p>
      <text:p text:style-name="Standard"/>
      <text:p text:style-name="Standard"><text:span text:style-name="Definition">msgstr</text:span></text:p>
      <text:p text:style-name="P1">the translated message after translating into another language</text:p>
      <text:p text:style-name="P1"><text:span text:style-name="Definition"><text:span text:style-name="T3"/></text:span></text:p>
      <text:p text:style-name="Standard"><text:span text:style-name="Inline_20_Source">_</text:span><text:span text:style-name="Definition">, </text:span><text:span text:style-name="Inline_20_Source">__</text:span><text:span text:style-name="Definition">, </text:span><text:span text:style-name="Inline_20_Source">_e</text:span><text:span text:style-name="Definition">, </text:span><text:span text:style-name="Inline_20_Source">___</text:span><text:span text:style-name="Definition"> and </text:span><text:span text:style-name="Inline_20_Source">ngettext</text:span></text:p>
      <text:p text:style-name="P1">Usually, we have <text:span text:style-name="Inline_20_Source">_</text:span> and <text:span text:style-name="Inline_20_Source">__</text:span>. First one uses <text:span text:style-name="Inline_20_mono">msgid</text:span> to find a translated message, second one returns same as <text:span text:style-name="Inline_20_mono">msgid</text:span>. Why do we need the second one? Under some circumstances, like an array with things like states</text:p>
      <text:p text:style-name="P1"/>
      <text:p text:style-name="Source_20_Block">$s = array('state001', 'state002', 'state003');</text:p>
      <text:p text:style-name="P1"/>
      <text:p text:style-name="P1">You may need to use them in switch case statements, so you don't want to translate them. When you need to show current state to users, your users wouldn't want to read “state001”. Then we need to translate like</text:p>
      <text:p text:style-name="P1"/>
      <text:p text:style-name="Source_20_Block"><text:soft-page-break/>echo __($currentState);</text:p>
      <text:p text:style-name="P1"/>
      <text:p text:style-name="P1">However we don't have such <text:span text:style-name="Inline_20_Source">__</text:span> by default in WordPress. In WordPress <text:span text:style-name="Inline_20_Source">__</text:span> is like <text:span text:style-name="Inline_20_Source">_</text:span>. The third one is just a shorthand for echoing translated message. The fourth one <text:span text:style-name="Inline_20_Source">___</text:span> is called failbacked gettext by me, it has been explained earlier.</text:p>
      <text:p text:style-name="P1"/>
      <text:p text:style-name="P1"><text:span text:style-name="Inline_20_Source">ngettext</text:span> handles pluralizations of messages. In WordPress, it is <text:span text:style-name="Inline_20_Source">__ngettext</text:span>.</text:p>
      <text:p text:style-name="Standard"/>
      <text:p text:style-name="Standard"><text:span text:style-name="Definition">source </text:span></text:p>
      <text:p text:style-name="P1">The source code. In this article, it means PHP here.</text:p>
      <text:p text:style-name="P1"/>
      <text:p text:style-name="Standard"><text:span text:style-name="Inline_20_mono"><text:span text:style-name="T2">.pot</text:span></text:span></text:p>
      <text:p text:style-name="P1">PO Template or message catalog template. Since it is called “template”, you should no need to modify it. It should only be duplicated by translators once. After duplication, that would be merging, or called updating.</text:p>
      <text:p text:style-name="Standard"/>
      <text:p text:style-name="Standard"><text:span text:style-name="Inline_20_mono"><text:span text:style-name="T2">.po</text:span></text:span></text:p>
      <text:p text:style-name="P1">PO, Portable Object or message catalog. That's the file translators take care of. It has the same structure as <text:span text:style-name="Inline_20_mono">.pot</text:span> since it is duplicated from <text:span text:style-name="Inline_20_mono">.pot</text:span>.</text:p>
      <text:p text:style-name="Standard"/>
      <text:p text:style-name="Standard"><text:span text:style-name="Inline_20_mono"><text:span text:style-name="T2">.mo</text:span></text:span></text:p>
      <text:p text:style-name="P1">MO, Machine Object or binary message catalog. It's for machine reading.</text:p>
      <text:p text:style-name="Standard"/>
      <text:p text:style-name="Standard"><text:span text:style-name="Definition">message</text:span></text:p>
      <text:p text:style-name="P1">Consists of a <text:span text:style-name="Inline_20_mono">msgid</text:span> and a <text:span text:style-name="Inline_20_mono">msgstr</text:span>.</text:p>
      <text:p text:style-name="Standard"/>
      <text:p text:style-name="Standard"><text:span text:style-name="Definition">translated message</text:span></text:p>
      <text:p text:style-name="P1">It means a message has non-empty <text:span text:style-name="Inline_20_mono">msgstr</text:span>.</text:p>
      <text:p text:style-name="P1"><text:span text:style-name="Definition"><text:span text:style-name="T3"/></text:span></text:p>
      <text:p text:style-name="Standard"><text:span text:style-name="Definition">fuzzy message</text:span></text:p>
      <text:p text:style-name="P1">It means the <text:span text:style-name="Inline_20_mono">msgid</text:span> might be changed in source and the translators need to make changes to <text:span text:style-name="Inline_20_mono">msgstr</text:span> as well if any.</text:p>
      <text:p text:style-name="P1"><text:span text:style-name="Definition"><text:span text:style-name="T3"/></text:span></text:p>
      <text:p text:style-name="Standard"><text:span text:style-name="Definition">untranslated message</text:span></text:p>
      <text:p text:style-name="P1">It means <text:span text:style-name="Inline_20_mono">msgstr</text:span> is empty.</text:p>
      <text:p text:style-name="P1"><text:span text:style-name="Definition"><text:span text:style-name="T3"/></text:span></text:p>
      <text:p text:style-name="Standard"><text:span text:style-name="Definition">obsolete message</text:span></text:p>
      <text:p text:style-name="P1">It means that message is no longer available.</text:p>
      <text:h text:style-name="Heading_20_2" text:outline-level="2">i18n support from WordPress for plugin developers</text:h>
      <text:p text:style-name="Standard">As a WordPress plugin developer, you only need to call a function for initializing, which is</text:p>
      <text:p text:style-name="Standard"/>
      <text:p text:style-name="Source_20_Block">function load_textdomain($domain, $mofile);</text:p>
      <text:p text:style-name="Standard"/>
      <text:p text:style-name="Standard"><text:span text:style-name="Inline_20_Source">$domain</text:span> is the text domain of your plugin, and <text:span text:style-name="Inline_20_Source">$mofile</text:span> is where you can file the binary message catalog files. After initializing, you need gettext functions to get translated messages. In WordPress world, that would be</text:p>
      <text:p text:style-name="Standard"><text:soft-page-break/></text:p>
      <text:p text:style-name="Source_20_Block">function __($text, $domain = 'default')</text:p>
      <text:p text:style-name="Source_20_Block">function _e($text, $domain = 'default')</text:p>
      <text:p text:style-name="Standard"/>
      <text:p text:style-name="Standard"><text:span text:style-name="Inline_20_Source">$text</text:span> actually is the <text:span text:style-name="Inline_20_mono">msgid</text:span>.</text:p>
      <text:h text:style-name="Heading_20_2" text:outline-level="2">Internationalization of OTD</text:h>
      <text:p text:style-name="Standard">In this section, I will describe the environment of OTD development for internalization.</text:p>
      <text:h text:style-name="Heading_20_3" text:outline-level="3">Environment</text:h>
      <text:p text:style-name="Standard">I list all the things I used, it is just for mentioning. They are not required for you, you can always use alternative tools to achieve same goals.</text:p>
      <text:h text:style-name="Heading_20_4" text:outline-level="4">System and softwares</text:h>
      <text:list text:style-name="L1">
        <text:list-item>
          <text:p text:style-name="P13">Fedora 7</text:p>
        </text:list-item>
        <text:list-item>
          <text:p text:style-name="P13">WordPress 2.3.1</text:p>
        </text:list-item>
        <text:list-item>
          <text:p text:style-name="P13">Vim</text:p>
        </text:list-item>
        <text:list-item>
          <text:p text:style-name="P13">xgettext, msgmerge and msgfmt </text:p>
        </text:list-item>
      </text:list>
      <text:h text:style-name="Heading_20_4" text:outline-level="4">Files and directory structure</text:h>
      <text:p text:style-name="Text_20_body">This structure is exactly the same as in subversion repository.</text:p>
      <text:list text:style-name="L2">
        <text:list-item>
          <text:p text:style-name="P17"><text:span text:style-name="Inline_20_mono">trunk/</text:span></text:p>
          <text:list>
            <text:list-item>
              <text:p text:style-name="P17"><text:span text:style-name="Inline_20_mono">po/</text:span> - Stores <text:span text:style-name="Inline_20_mono">.pot</text:span>, <text:span text:style-name="Inline_20_mono">.po</text:span>.</text:p>
            </text:list-item>
            <text:list-item>
              <text:p text:style-name="P17"><text:span text:style-name="Inline_20_mono">OnThisDay/</text:span> - The directory to be copied to <text:span text:style-name="Inline_20_mono">wp-content/plugins/</text:span>.</text:p>
              <text:list>
                <text:list-item>
                  <text:p text:style-name="P17"><text:span text:style-name="Inline_20_mono">locale/</text:span> - Stores <text:span text:style-name="Inline_20_mono">.mo</text:span>.</text:p>
                </text:list-item>
                <text:list-item>
                  <text:p text:style-name="P17"><text:span text:style-name="Inline_20_mono">OnThisDay.php</text:span></text:p>
                </text:list-item>
                <text:list-item>
                  <text:p text:style-name="P17"><text:span text:style-name="Inline_20_mono">OptionsPage.php</text:span></text:p>
                </text:list-item>
              </text:list>
            </text:list-item>
            <text:list-item>
              <text:p text:style-name="P17"><text:span text:style-name="Inline_20_mono">bmgc.conf</text:span> - To be sourced by tool script.</text:p>
            </text:list-item>
          </text:list>
        </text:list-item>
      </text:list>
      <text:h text:style-name="Heading_20_4" text:outline-level="4">Tool script – bmgc</text:h>
      <text:p text:style-name="Text_20_body">I wrote this tool script to simplify localization. You can download this script in <text:a xlink:type="simple" xlink:href="http://llbbsc.googlecode.com/svn/trunk/bash/bmgc/">its trunk</text:a>. Note that this tool script is quite depending on the structure described in previous sub-section. It has two files a configuration file and the script:</text:p>
      <text:p text:style-name="Standard"><text:span text:style-name="Inline_20_mono">bmgc.sample.conf</text:span> has some variables you need to assign. You should copy it to trunk with name <text:span text:style-name="Inline_20_mono">bmgc.conf</text:span>.</text:p>
      <text:p text:style-name="Standard"/>
      <text:p text:style-name="Standard"><text:span text:style-name="Inline_20_mono">bmgc</text:span> can take care of some tasks of localization. Put this in a searchable directory and run it in <text:span text:style-name="Inline_20_mono">trunk/</text:span>. It is used in 4 steps: build, merge, generate and check.</text:p>
      <text:p text:style-name="P1"><text:span text:style-name="Inline_20_Source">bmgc b [version]</text:span> - <text:span text:style-name="T2">build</text:span> <text:span text:style-name="Inline_20_mono">.pot</text:span> from sources</text:p>
      <text:p text:style-name="P1">This mode not only using xgettext to extract msgids but also replacing entries of header like <text:span text:style-name="Inline_20_mono">Project-Id-Version</text:span>, <text:span text:style-name="Inline_20_mono">Report-Msgid-Bugs-To</text:span>, <text:span text:style-name="Inline_20_mono">POT-Creation-Date</text:span> and <text:span text:style-name="Inline_20_mono">Content-Type</text:span>. First two will use values in <text:span text:style-name="Inline_20_mono">bmgc.conf</text:span>, third uses current time, and last it is always <text:span text:style-name="Inline_20_mono">UTF-8</text:span>.</text:p>
      <text:p text:style-name="P1">If the values in <text:span text:style-name="Inline_20_mono">bmgc.conf</text:span> are set properly, their will be a <text:span text:style-name="Inline_20_mono">$DOMAIN.pot</text:span> in <text:span text:style-name="Inline_20_mono">$PO_DIR</text:span>.</text:p>
      <text:p text:style-name="P1"><text:soft-page-break/></text:p>
      <text:p text:style-name="P1"><text:span text:style-name="Inline_20_Source">bmgc m &lt;all|locale&gt;</text:span> - <text:span text:style-name="T2">merge</text:span> <text:span text:style-name="Inline_20_mono">.pot</text:span> into .<text:span text:style-name="Inline_20_mono">po</text:span></text:p>
      <text:p text:style-name="P1">You can use this mode to create new locale.po, actually <text:span text:style-name="Inline_20_mono">$DOMAIN-locale.po</text:span>; or update your message catalog after you have new PO template.</text:p>
      <text:p text:style-name="P1">If there is no such <text:span text:style-name="Inline_20_mono">$DOMAIN-locale.po</text:span> in <text:span text:style-name="Inline_20_mono">$PO_DIR</text:span>, then <text:span text:style-name="Inline_20_mono">bmgc</text:span> will duplicate <text:span text:style-name="Inline_20_mono">$DOMAIN.pot</text:span> for you. No matter it is used for creating new or merging, it replaces <text:s/><text:span text:style-name="Inline_20_mono">Project-Id-Version</text:span> with same entry from <text:span text:style-name="Inline_20_mono">$DOMAIN-locale.po</text:span>.</text:p>
      <text:p text:style-name="P1"/>
      <text:p text:style-name="P1"><text:span text:style-name="Inline_20_Source">bmgc g &lt;all|locale&gt;</text:span> - <text:span text:style-name="T2">generate</text:span> <text:span text:style-name="Inline_20_mono">.mo</text:span></text:p>
      <text:p text:style-name="P1">Once you finish translating, you need to compile message catalog into binary message catalog for testing. It will replace <text:span text:style-name="Inline_20_mono">PO-Revision-Date</text:span> with current time and <text:span text:style-name="Inline_20_mono">Last-Translator</text:span> with the value you set in <text:span text:style-name="Inline_20_mono">bmgc.conf</text:span>.</text:p>
      <text:p text:style-name="P1">After generating, it moves the generated file to <text:span text:style-name="Inline_20_mono">LOCALE_DIR</text:span>.</text:p>
      <text:p text:style-name="P1"/>
      <text:p text:style-name="P1"><text:span text:style-name="Inline_20_Source">bmgc c &lt;all|locale&gt;</text:span> - <text:span text:style-name="T2">check</text:span> <text:span text:style-name="Inline_20_mono">.po</text:span></text:p>
      <text:p text:style-name="P1">It simply do the same thing as generating <text:span text:style-name="Inline_20_mono">.mo</text:span> but not stores generated file. It should be used by developers for checking completion of translation.</text:p>
      <text:h text:style-name="Heading_20_2" text:outline-level="2">Internationalizing</text:h>
      <text:p text:style-name="Standard">From this section, I will describe how did I do for internationalization and localization. This task definitely is a developer's task.</text:p>
      <text:h text:style-name="Heading_20_3" text:outline-level="3">Deciding a <text:span text:style-name="Inline_20_mono">DOMAIN</text:span> for you plugin.</text:h>
      <text:h text:style-name="Heading_20_4" text:outline-level="4">Limitations</text:h>
      <text:list text:style-name="L3">
        <text:list-item>
          <text:p text:style-name="P24">It has to be unique.</text:p>
        </text:list-item>
        <text:list-item>
          <text:p text:style-name="P24">It can't be the same as <text:span text:style-name="Inline_20_mono">DOMAIN</text:span>s of other plugins.</text:p>
        </text:list-item>
        <text:list-item>
          <text:p text:style-name="P24">It can't be “<text:span text:style-name="Inline_20_Source">default</text:span>.” That's the <text:span text:style-name="Inline_20_mono">DOMAIN</text:span> of WordPress.</text:p>
        </text:list-item>
        <text:list-item>
          <text:p text:style-name="P24">It has be confined by file system naming constraints. Because <text:span text:style-name="Inline_20_mono">.mo</text:span> filename consists of <text:span text:style-name="Inline_20_mono">DOMAIN-locale.mo</text:span>.</text:p>
        </text:list-item>
      </text:list>
      <text:h text:style-name="Heading_20_4" text:outline-level="4">How to choose?</text:h>
      <text:list text:style-name="L4">
        <text:list-item>
          <text:p text:style-name="P28">You plugin's name.</text:p>
        </text:list-item>
        <text:list-item>
          <text:p text:style-name="P28">You plugin's main installing directory.</text:p>
        </text:list-item>
      </text:list>
      <text:p text:style-name="Standard"/>
      <text:p text:style-name="Standard">For example, the <text:span text:style-name="Inline_20_mono">DOMAIN</text:span> for OTD plugin is “<text:span text:style-name="Inline_20_Source">OnThisDay</text:span>” ans it is also the directory name to be copied to <text:span text:style-name="Inline_20_mono">wp-content/plugins</text:span>.</text:p>
      <text:h text:style-name="Heading_20_3" text:outline-level="3">Deciding the path to .mo files</text:h>
      <text:p text:style-name="Standard">It means where you store the binary message catalog files (<text:span text:style-name="Inline_20_mono">.mo</text:span>). The directory should be separated from you sources. My suggestions is a directory called “<text:span text:style-name="Inline_20_mono">locale</text:span>” with you sources.</text:p>
      <text:p text:style-name="Standard"/>
      <text:list text:style-name="L5">
        <text:list-item>
          <text:p text:style-name="P30"><text:span text:style-name="Inline_20_mono">locale/</text:span></text:p>
          <text:list>
            <text:list-item>
              <text:p text:style-name="P30"><text:span text:style-name="Inline_20_mono">en_US.mo</text:span></text:p>
            </text:list-item>
            <text:list-item>
              <text:p text:style-name="P30"><text:span text:style-name="Inline_20_mono">zh_TW.mo</text:span></text:p>
            </text:list-item>
            <text:list-item>
              <text:p text:style-name="P30"><text:soft-page-break/>and so on</text:p>
            </text:list-item>
          </text:list>
        </text:list-item>
        <text:list-item>
          <text:p text:style-name="P30"><text:span text:style-name="Inline_20_mono">OnThisDay.php</text:span></text:p>
        </text:list-item>
      </text:list>
      <text:h text:style-name="Heading_20_3" text:outline-level="3">Preparing the source</text:h>
      <text:h text:style-name="Heading_20_4" text:outline-level="4">Step 1 Cooperating with WordPress</text:h>
      <text:p text:style-name="Standard">You need two lines to get i18n support from WordPress. Open you main plugin's source. Here is the two-line code for <text:span text:style-name="Inline_20_mono">OnThisDay.php</text:span>, </text:p>
      <text:p text:style-name="Standard"/>
      <text:list text:style-name="L6">
        <text:list-item>
          <text:p text:style-name="P11"><text:span text:style-name="Source_20_Text">define('ON_THIS_DAY_DOMAIN', 'OnThisDay'); </text:span></text:p>
        </text:list-item>
        <text:list-item>
          <text:p text:style-name="P11"><text:span text:style-name="Source_20_Text">load_plugin_textdomain(ON_THIS_DAY_DOMAIN, 'wp-content/plugins/' . ON_THIS_DAY_DOMAIN . '/locale'); </text:span></text:p>
        </text:list-item>
      </text:list>
      <text:p text:style-name="Standard"/>
      <text:p text:style-name="Standard">In line 1, using <text:span text:style-name="Inline_20_Source">define</text:span> to have a constant <text:span text:style-name="Inline_20_Source">ON_THIS_DAY_DOMAIN</text:span>. Line 2, asking WordPress to load your <text:span text:style-name="Inline_20_mono">.mo</text:span>. The <text:span text:style-name="Inline_20_Source">load_plugin_textdomai</text:span><text:span text:style-name="Source_20_Text"><text:span text:style-name="T1">n</text:span></text:span> accepts two parameters: 1) <text:span text:style-name="Inline_20_mono">DOMAIN</text:span>, 2) path to the <text:span text:style-name="Inline_20_mono">.mo</text:span> files. The path is a relative path to your WordPress installed directory, it usually likes <text:span text:style-name="Inline_20_mono">/home/username/public_html/blog/</text:span>. In this case, it results <text:span text:style-name="Inline_20_mono">/home/username/public_html/blog/wp-content/plugins/OnThisDay/locale</text:span>. That's where you should put the <text:span text:style-name="Inline_20_mono">.mo</text:span> files to.</text:p>
      <text:h text:style-name="Heading_20_4" text:outline-level="4">Step 2 Warping messages with <text:span text:style-name="Inline_20_Source">__</text:span> or <text:span text:style-name="Inline_20_Source">_e</text:span></text:h>
      <text:p text:style-name="Standard">Normally, you put put the original message into <text:span text:style-name="Inline_20_Source">__()</text:span> with textdomain. This completely is a boring task. If you use Vim, here is my tips for this task. First, adding new keymaps like:</text:p>
      <text:p text:style-name="Standard"/>
      <text:p text:style-name="Source_20_Block">vmap &lt;F2&gt; "xd"="__("&lt;CR&gt;P"xp"=")"&lt;CR&gt;p </text:p>
      <text:p text:style-name="Source_20_Block">vmap &lt;F2&gt;&lt;F2&gt; "xd"="_e("&lt;CR&gt;P"xp"=")"&lt;CR&gt;p </text:p>
      <text:p text:style-name="Source_20_Block">vmap &lt;F3&gt; "xd"="&lt;?php _e('"&lt;CR&gt;P"xp"="'); ?&gt;"&lt;CR&gt;p </text:p>
      <text:p text:style-name="Standard"/>
      <text:p text:style-name="Standard">Select <text:span text:style-name="Inline_20_Source">'Original Message'</text:span>, then press <text:span text:style-name="Inline_20_mono">&lt;F2&gt;</text:span>. It will be replaced with <text:span text:style-name="Inline_20_Source">__('Original Message')</text:span>, or <text:span text:style-name="Inline_20_mono">&lt;F2&gt;&lt;F2&gt;</text:span> for getting <text:span text:style-name="Inline_20_Source">_e('Original Message')</text:span>. Note there is no tailing semicolon <text:span text:style-name="Inline_20_Source">;</text:span> to be appended. If you want to translate a message in HTML like</text:p>
      <text:p text:style-name="Standard"/>
      <text:p text:style-name="Source_20_Block">&lt;h1&gt;Page Title&lt;/h1&gt;</text:p>
      <text:p text:style-name="Standard"/>
      <text:p text:style-name="Standard">Just select <text:span text:style-name="Inline_20_Source">Page Title</text:span>, then hit <text:span text:style-name="Inline_20_mono">&lt;F3&gt;</text:span>. However, these keymaps don't add the text domain parameter. You can use command like</text:p>
      <text:p text:style-name="Standard"/>
      <text:p text:style-name="Source_20_Block">%s/_\([_e]\)(\(['"]\)\(.\{-}\)\2)/_\1(\2\3\2, ON_THIS_DAY_DOMAIN)/g</text:p>
      <text:p text:style-name="Standard"/>
      <text:p text:style-name="Standard">after you finishing wrapping.</text:p>
      <text:h text:style-name="Heading_20_4" text:outline-level="4">Step 3 Generate <text:span text:style-name="Inline_20_mono">.pot</text:span></text:h>
      <text:p text:style-name="Standard">In this step, we need to use <text:span text:style-name="Inline_20_Source">xgettext</text:span> to extract <text:span text:style-name="Inline_20_mono">msgid</text:span>s from source. We don't directly use <text:span text:style-name="Inline_20_Source">xgettext</text:span>, but <text:span text:style-name="Inline_20_Source">bmgc</text:span> script, instead. Before using it, we need to setup a configuration file <text:soft-page-break/><text:span text:style-name="Inline_20_mono">bmgc.conf</text:span> within <text:span text:style-name="Inline_20_mono">trunk/</text:span>. Duplicates <text:span text:style-name="Inline_20_mono">bmgc.sample.conf</text:span> with name <text:span text:style-name="Inline_20_mono">trunk/bmgc.conf</text:span>, then modify it.</text:p>
      <text:p text:style-name="Standard"/>
      <text:p text:style-name="Standard">Next is run <text:span text:style-name="Inline_20_mono">bmgc b [version]</text:span>. You should have <text:span text:style-name="Inline_20_mono">trunk/po/</text:span> and <text:span text:style-name="Inline_20_mono">trunk/po/DOMAIN.pot</text:span>. The <text:span text:style-name="Inline_20_mono">version</text:span> is optional.</text:p>
      <text:h text:style-name="Heading_20_4" text:outline-level="4">Step 4 Verifying translators' <text:span text:style-name="Inline_20_mono">.po</text:span></text:h>
      <text:p text:style-name="Standard">In terms of quality, developers should load <text:span text:style-name="Inline_20_mono">.mo</text:span> and make sure the UI remains in the design. Sometimes, the translation could break the UI design. For example, translated message is much longer than original message, that may cause unexpected result. Therefore, developers should verify in this point, although this should be translators' task.</text:p>
      <text:p text:style-name="Standard"/>
      <text:p text:style-name="Standard">Another thing is make sure translators do translate all messages. You can run <text:span text:style-name="Inline_20_mono">bmgc c all</text:span> to check all locales.</text:p>
      <text:h text:style-name="Heading_20_4" text:outline-level="4">Step 5 Fixing bugs from localization</text:h>
      <text:p text:style-name="Standard">Translators may report some bugs, problems, difficulties in translating. For example, the i18n task is insufficient to afford the needs for some languages.</text:p>
      <text:h text:style-name="Heading_20_2" text:outline-level="2">Localizing</text:h>
      <text:p text:style-name="Standard">To be a translator of a software, you need to follow some things. Developers may ask you to update your message catalog directly from source or from a PO template which they generate. As a translators can also help spotting some bugs, since they need to make sure each message is translated properly.</text:p>
      <text:h text:style-name="Heading_20_3" text:outline-level="3">Deciding the locale name</text:h>
      <text:p text:style-name="Standard">You need deciding the same naming as <text:a xlink:type="simple" xlink:href="http://codex.wordpress.org/Translating_WordPress#Repository_File_Structure">WordPress does</text:a>. The format is <text:span text:style-name="Inline_20_mono">ll_CC</text:span>. <text:span text:style-name="Inline_20_mono">ll</text:span> is the <text:a xlink:type="simple" xlink:href="http://en.wikipedia.org/wiki/ISO_639">language code</text:a>, then a underscore <text:span text:style-name="Inline_20_mono">_</text:span>, last part <text:span text:style-name="Inline_20_mono">CC</text:span> is the <text:a xlink:type="simple" xlink:href="http://en.wikipedia.org/wiki/ISO_3166-1_alpha-2">country code</text:a>. The complete <text:span text:style-name="Inline_20_mono">.po</text:span> filename is <text:span text:style-name="Inline_20_mono">DOMAIN-ll_CC.po</text:span>.</text:p>
      <text:h text:style-name="Heading_20_3" text:outline-level="3">Steps</text:h>
      <text:h text:style-name="Heading_20_4" text:outline-level="4">Step 1 Setting up your environment for translating</text:h>
      <text:p text:style-name="Standard">Having the same environment as developer's should be a good idea. However, not every one uses same OS, softwares, the minimal requirement is you can generate <text:span text:style-name="Inline_20_mono">.mo</text:span> and test it in anyway.</text:p>
      <text:h text:style-name="Heading_20_4" text:outline-level="4">Step 2 Generating .pot</text:h>
      <text:p text:style-name="Standard">Translators may need to generate <text:span text:style-name="Inline_20_mono">.pot</text:span> on you own if the develops don't want to run one-line command. However, the developers may ask you to update your <text:span text:style-name="Inline_20_mono">.po</text:span> with the .pot they provide. They don't want you to update <text:span text:style-name="Inline_20_mono">.po</text:span> from source or .pot that you make because they may be developing new features and those messages are not ready for translating.</text:p>
      <text:p text:style-name="Standard"/>
      <text:p text:style-name="Standard">You need clearly ask the developers which updating method you should take. If you need to generate <text:span text:style-name="Inline_20_mono">.pot</text:span>, then run <text:span text:style-name="Inline_20_mono">bmgc b [version]</text:span> under <text:span text:style-name="Inline_20_mono">trunk/</text:span>, or use poEdit to generate one from source.</text:p>
      <text:h text:style-name="Heading_20_4" text:outline-level="4"><text:soft-page-break/>Step 3 Preparing DOMAIN-locale.po</text:h>
      <text:p text:style-name="Standard">Once you get the <text:span text:style-name="Inline_20_mono">.pot</text:span>, duplicate it with extension <text:span text:style-name="Inline_20_mono">.po</text:span> and append the locale name, then</text:p>
      <text:list text:style-name="L7">
        <text:list-item>
          <text:p text:style-name="P35">Open it.</text:p>
        </text:list-item>
        <text:list-item>
          <text:p text:style-name="P35">Replace <text:span text:style-name="Inline_20_mono">FIRST AUTHOR</text:span> with you if you are the first person works on this <text:span text:style-name="Inline_20_mono">.po</text:span>. You may need to replace <text:span text:style-name="Inline_20_mono">Report-Msgid-Bugs-To</text:span> with your address in <text:span text:style-name="Inline_20_mono">bmgc.conf</text:span> if you need to take the responsibility of fixing mistakes.</text:p>
        </text:list-item>
      </text:list>
      <text:h text:style-name="Heading_20_4" text:outline-level="4">Step 4 Translating</text:h>
      <text:p text:style-name="Standard">If there is a message marked as fuzzy, remove the fuzzy mark line after you re-translating it.</text:p>
      <text:h text:style-name="Heading_20_4" text:outline-level="4">Step 5. Generating <text:span text:style-name="Inline_20_mono">.mo</text:span> and Testing</text:h>
      <text:p text:style-name="Standard">Using <text:span text:style-name="Inline_20_mono">bmgc g &lt;locale&gt;</text:span> can </text:p>
      <text:list text:style-name="L8">
        <text:list-item>
          <text:p text:style-name="P37">Replace <text:span text:style-name="Inline_20_mono">Last-Translator</text:span> with your name and email.</text:p>
        </text:list-item>
        <text:list-item>
          <text:p text:style-name="P37">Replace <text:span text:style-name="Inline_20_mono">PO-Revision-Date</text:span> with current time.</text:p>
        </text:list-item>
        <text:list-item>
          <text:p text:style-name="P37">Move the generated file to <text:span text:style-name="Inline_20_mono">LOCALE_DIR</text:span>.</text:p>
        </text:list-item>
      </text:list>
      <text:p text:style-name="Standard"/>
      <text:p text:style-name="Standard">Make sure <text:span text:style-name="Inline_20_mono">.mo</text:span> and plugin source are in right place, then change locale setting in <text:span text:style-name="Inline_20_mono">wp-config.php</text:span>. Keep doing Step 4 and Step 5 until all messages have been correctly translated. Once you finishing translating, send the <text:span text:style-name="Inline_20_mono">.po</text:span> to developers.</text:p>
      <text:h text:style-name="Heading_20_4" text:outline-level="4">Step 6. Updating message catalog</text:h>
      <text:p text:style-name="Standard">When the source has been updated, there may have few changes. So, translators need to make corresponding changes to their <text:span text:style-name="Inline_20_mono">.po</text:span>. Translators may need to do:</text:p>
      <text:list text:style-name="L9">
        <text:list-item>
          <text:p text:style-name="P40">generate new PO template <text:span text:style-name="Inline_20_mono">bmgc g [version]</text:span>. If developers send you one, then skip this step.</text:p>
        </text:list-item>
        <text:list-item>
          <text:p text:style-name="P40">run <text:span text:style-name="Inline_20_mono">bmgc m &lt;locale&gt;</text:span>.</text:p>
        </text:list-item>
        <text:list-item>
          <text:p text:style-name="P40">read the output message.</text:p>
        </text:list-item>
      </text:list>
      <text:p text:style-name="Standard"/>
      <text:p text:style-name="Standard">Then go back to Step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ource_20_Block" style:display-name="Source Block" style:family="paragraph" style:parent-style-name="Standard" style:auto-update="true">
      <style:paragraph-properties fo:margin-left="0.1in" fo:margin-right="0.1in" fo:text-indent="0in" style:auto-text-indent="false" fo:background-color="#e6e6e6" fo:padding="0.0201in" fo:border-left="0.0008in solid #666666" fo:border-right="0.0008in solid #b3b3b3" fo:border-top="0.0008in solid #666666" fo:border-bottom="0.0008in solid #b3b3b3" style:shadow="none">
        <style:tab-stops/>
        <style:background-image/>
      </style:paragraph-properties>
      <style:text-properties style:font-name="Liberation Mono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Liberation Mono" style:font-name-asian="Liberation Mono" style:font-name-complex="Liberation Mono"/>
    </style:style>
    <style:style style:name="Inline_20_Source" style:display-name="Inline Source" style:family="text" style:parent-style-name="Source_20_Text">
      <style:text-properties style:font-name="Liberation Mono" style:text-underline-style="solid" style:text-underline-width="auto" style:text-underline-color="#666666" fo:background-color="#e6e6e6" style:font-name-asian="Liberation Mono" style:font-name-complex="Liberation Mono"/>
    </style:style>
    <style:style style:name="Inline_20_mono" style:display-name="Inline mono" style:family="text" style:parent-style-name="Source_20_Text">
      <style:text-properties style:font-name="Liberation Mono" style:font-name-asian="Liberation Mono" style:font-name-complex="Liberation Mono"/>
    </style:style>
    <style:style style:name="Definition" style:family="text">
      <style:text-properties fo:font-weight="bold" fo:background-color="transparen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Yu-Jie Lin</meta:initial-creator>
    <meta:creation-date>2007-11-01T14:20:44</meta:creation-date>
    <dc:creator>Yu-Jie Lin</dc:creator>
    <dc:date>2007-11-05T01:45:58</dc:date>
    <meta:editing-cycles>36</meta:editing-cycles>
    <meta:editing-duration>PT20H5M29S</meta:editing-duration>
    <meta:user-defined meta:name="Info 1"/>
    <meta:user-defined meta:name="Info 2"/>
    <meta:user-defined meta:name="Info 3"/>
    <meta:user-defined meta:name="Info 4"/>
    <meta:document-statistic meta:table-count="1" meta:image-count="0" meta:object-count="0" meta:page-count="9" meta:paragraph-count="227" meta:word-count="2700" meta:character-count="15721"/>
  </office:meta>
</office:document-meta>
</file>

<file path=VersionList.xml><?xml version="1.0" encoding="utf-8"?>
<VL:version-list xmlns:dc="http://purl.org/dc/elements/1.1/" xmlns:VL="http://openoffice.org/2001/versions-list">
  <VL:version-entry VL:title="Version1" VL:comment="Version 0.1" VL:creator="Yu-Jie Lin" dc:date-time="2007-11-05T01:45:59"/>
</VL:version-list>
</file>